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05cm" draw:marker-end-width="0.0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width="0cm" svg:stroke-color="#000000" draw:marker-start-width="0.05cm" draw:marker-end-width="0.05cm" draw:fill="none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svg:stroke-color="#ffffff" draw:marker-end="Arrow" draw:marker-end-width="0.3cm" draw:fill="none" draw:fill-color="#ffffff" draw:textarea-vertical-align="middle"/>
    </style:style>
    <style:style style:name="gr5" style:family="graphic" style:parent-style-name="objectwithoutfill">
      <style:graphic-properties svg:stroke-width="0cm" svg:stroke-color="#ffffff" draw:marker-start-width="0.2cm" draw:marker-end="Arrow" draw:marker-end-width="0.3cm" draw:fill="none" draw:fill-color="#ffffff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ffffff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cm" svg:height="0.9cm" svg:x="2.5cm" svg:y="13.8cm">
          <text:p text:style-name="P1"><text:span text:style-name="T1">en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3" draw:id="id3" draw:layer="layout" svg:width="2.6cm" svg:height="0.8cm" svg:x="6.5cm" svg:y="15.4cm">
          <text:p text:style-name="P1"><text:span text:style-name="T2">en.pos.cor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6cm" svg:height="0.9cm" svg:x="6.5cm" svg:y="13.8cm">
          <text:p text:style-name="P1">en.po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6cm" svg:height="0.9cm" svg:x="10.5cm" svg:y="13.8cm">
          <text:p text:style-name="P1">en.syn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6cm" svg:height="0.9cm" svg:x="14.3cm" svg:y="13.8cm">
          <text:p text:style-name="P1">en.sem</text:p>
          <draw:enhanced-geometry svg:viewBox="0 0 21600 21600" draw:type="rectangle" draw:enhanced-path="M 0 0 L 21600 0 21600 21600 0 21600 0 0 Z N"/>
        </draw:custom-shape>
        <draw:custom-shape draw:style-name="gr1" draw:text-style-name="P3" xml:id="id7" draw:id="id7" draw:layer="layout" svg:width="2.6cm" svg:height="0.8cm" svg:x="10.5cm" svg:y="15.4cm">
          <text:p text:style-name="P1"><text:span text:style-name="T2">en.syn.cor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2.6cm" svg:height="0.8cm" svg:x="14.3cm" svg:y="15.4cm">
          <text:p text:style-name="P1"><text:span text:style-name="T2">en.sem.cor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2.6cm" svg:height="0.8cm" svg:x="6.5cm" svg:y="12.3cm">
          <text:p text:style-name="P1"><text:span text:style-name="T2">en.pos.aut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2.6cm" svg:height="0.8cm" svg:x="10.5cm" svg:y="12.3cm">
          <text:p text:style-name="P1"><text:span text:style-name="T2">en.syn.aut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.6cm" svg:height="0.8cm" svg:x="14.3cm" svg:y="12.3cm">
          <text:p text:style-name="P1"><text:span text:style-name="T2">en.sem.au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1cm" svg:y1="14.25cm" svg:x2="6.5cm" svg:y2="12.7cm" draw:start-shape="id1" draw:start-glue-point="1" draw:end-shape="id2" draw:end-glue-point="3" svg:d="m5100 14250h700v-1550h700" svg:viewBox="0 0 1401 1551">
          <text:p/>
        </draw:connector>
        <draw:connector draw:style-name="gr2" draw:text-style-name="P1" draw:layer="layout" svg:x1="7.8cm" svg:y1="15.4cm" svg:x2="7.8cm" svg:y2="14.7cm" draw:start-shape="id3" draw:start-glue-point="0" draw:end-shape="id4" draw:end-glue-point="2" svg:d="m7800 15400v-700" svg:viewBox="0 0 1 701">
          <text:p/>
        </draw:connector>
        <draw:connector draw:style-name="gr2" draw:text-style-name="P1" draw:layer="layout" svg:x1="7.8cm" svg:y1="13.1cm" svg:x2="7.8cm" svg:y2="13.8cm" draw:start-shape="id2" draw:start-glue-point="2" draw:end-shape="id4" draw:end-glue-point="0" svg:d="m7800 13100v700" svg:viewBox="0 0 1 701">
          <text:p/>
        </draw:connector>
        <draw:connector draw:style-name="gr2" draw:text-style-name="P1" draw:layer="layout" svg:x1="11.8cm" svg:y1="13.1cm" svg:x2="11.8cm" svg:y2="13.8cm" draw:start-shape="id5" draw:start-glue-point="2" draw:end-shape="id6" draw:end-glue-point="0" svg:d="m11800 13100v700" svg:viewBox="0 0 1 701">
          <text:p/>
        </draw:connector>
        <draw:connector draw:style-name="gr2" draw:text-style-name="P1" draw:layer="layout" svg:x1="11.8cm" svg:y1="15.4cm" svg:x2="11.8cm" svg:y2="14.7cm" draw:start-shape="id7" draw:start-glue-point="0" draw:end-shape="id6" draw:end-glue-point="2" svg:d="m11800 15400v-700" svg:viewBox="0 0 1 701">
          <text:p/>
        </draw:connector>
        <draw:connector draw:style-name="gr2" draw:text-style-name="P1" draw:layer="layout" svg:x1="15.6cm" svg:y1="15.4cm" svg:x2="15.6cm" svg:y2="14.7cm" draw:start-shape="id8" draw:start-glue-point="0" draw:end-shape="id9" draw:end-glue-point="2" svg:d="m15600 15400v-700" svg:viewBox="0 0 1 701">
          <text:p/>
        </draw:connector>
        <draw:connector draw:style-name="gr2" draw:text-style-name="P1" draw:layer="layout" svg:x1="15.6cm" svg:y1="13.1cm" svg:x2="15.6cm" svg:y2="13.8cm" draw:start-shape="id10" draw:start-glue-point="2" draw:end-shape="id9" draw:end-glue-point="0" svg:d="m15600 13100v700" svg:viewBox="0 0 1 701">
          <text:p/>
        </draw:connector>
        <draw:connector draw:style-name="gr2" draw:text-style-name="P1" draw:layer="layout" svg:x1="9.1cm" svg:y1="14.25cm" svg:x2="10.5cm" svg:y2="12.7cm" draw:start-shape="id4" draw:start-glue-point="1" draw:end-shape="id5" draw:end-glue-point="3" svg:d="m9100 14250h700v-1550h700" svg:viewBox="0 0 1401 1551">
          <text:p/>
        </draw:connector>
        <draw:connector draw:style-name="gr2" draw:text-style-name="P1" draw:layer="layout" svg:x1="13.1cm" svg:y1="14.25cm" svg:x2="14.3cm" svg:y2="12.7cm" draw:start-shape="id6" draw:start-glue-point="1" draw:end-shape="id10" svg:d="m13100 14250h600v-1550h600" svg:viewBox="0 0 1201 1551">
          <text:p/>
        </draw:connector>
        <draw:custom-shape draw:style-name="gr3" draw:text-style-name="P4" draw:layer="layout" svg:width="2.6cm" svg:height="1.5cm" svg:x="2.5cm" svg:y="12cm">
          <text:p text:style-name="P1"><text:span text:style-name="T3">Automatic</text:span><text:span text:style-name="T3"><text:line-break/></text:span><text:span text:style-name="T3">annotation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cm" svg:height="1.3cm" svg:x="2.5cm" svg:y="15.1cm">
          <text:p text:style-name="P1"><text:span text:style-name="T3">Manual</text:span><text:span text:style-name="T3"><text:line-break/></text:span><text:span text:style-name="T3">corrections: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.6cm" svg:height="1.4cm" svg:x="5cm" svg:y="7.5cm">
          <text:p text:style-name="P1">defs.h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6cm" svg:height="1.4cm" svg:x="5cm" svg:y="5.1cm">
          <text:p text:style-name="P1">main.c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6cm" svg:height="1.4cm" svg:x="9.6cm" svg:y="6.3cm">
          <text:p text:style-name="P1">main.o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2.6cm" svg:height="1.4cm" svg:x="14cm" svg:y="6.3cm">
          <text:p text:style-name="P1">mytool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6cm" svg:y1="5.8cm" svg:x2="9.6cm" svg:y2="7cm" draw:start-shape="id11" draw:start-glue-point="1" draw:end-shape="id12" draw:end-glue-point="3" svg:d="m7600 5800h1000v1200h1000" svg:viewBox="0 0 2001 1201">
          <text:p/>
        </draw:connector>
        <draw:connector draw:style-name="gr5" draw:text-style-name="P1" draw:layer="layout" svg:x1="7.6cm" svg:y1="8.2cm" svg:x2="9.6cm" svg:y2="7cm" draw:start-shape="id13" draw:start-glue-point="1" draw:end-shape="id12" draw:end-glue-point="3" svg:d="m7600 8200h1000v-1200h1000" svg:viewBox="0 0 2001 1201">
          <text:p/>
        </draw:connector>
        <draw:connector draw:style-name="gr4" draw:text-style-name="P1" draw:layer="layout" svg:x1="12.2cm" svg:y1="7cm" svg:x2="14cm" svg:y2="7cm" draw:start-shape="id12" draw:start-glue-point="1" draw:end-shape="id14" draw:end-glue-point="3" svg:d="m12200 7000h1800" svg:viewBox="0 0 1801 1">
          <text:p/>
        </draw:connector>
        <draw:custom-shape draw:style-name="gr1" draw:text-style-name="P3" xml:id="id15" draw:id="id15" draw:layer="layout" svg:width="2.6cm" svg:height="1cm" svg:x="1.5cm" svg:y="20.6cm">
          <text:p text:style-name="P1"><text:span text:style-name="T2">Training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2.6cm" svg:height="1cm" svg:x="1.5cm" svg:y="22.6cm">
          <text:p text:style-name="P1"><text:span text:style-name="T2">Development</text:span></text:p>
          <text:p text:style-name="P1"><text:span text:style-name="T2">test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2" draw:id="id22" draw:layer="layout" svg:width="2.6cm" svg:height="1cm" svg:x="8.5cm" svg:y="21.6cm">
          <text:p text:style-name="P1"><text:span text:style-name="T2">Feature set</text:span></text:p>
          <text:p text:style-name="P1"><text:span text:style-name="T2">defin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8" draw:id="id18" draw:layer="layout" svg:width="2.6cm" svg:height="1cm" svg:x="5.2cm" svg:y="22.6cm">
          <text:p text:style-name="P1"><text:span text:style-name="T2">Development</text:span></text:p>
          <text:p text:style-name="P1"><text:span text:style-name="T2">feature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9" draw:id="id19" draw:layer="layout" svg:width="2.6cm" svg:height="1cm" svg:x="12.9cm" svg:y="20.6cm"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0" draw:id="id20" draw:layer="layout" svg:width="2.6cm" svg:height="1cm" svg:x="12.9cm" svg:y="22.6cm">
          <text:p text:style-name="P1"><text:span text:style-name="T2">Labeled dev.</text:span><text:span text:style-name="T2"><text:line-break/></text:span><text:span text:style-name="T2">test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6" draw:id="id16" draw:layer="layout" svg:width="2.6cm" svg:height="1cm" svg:x="5.2cm" svg:y="20.6cm">
          <text:p text:style-name="P1"><text:span text:style-name="T2">Training</text:span><text:span text:style-name="T2"><text:line-break/></text:span><text:span text:style-name="T2">feature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1" draw:id="id21" draw:layer="layout" svg:width="2.6cm" svg:height="1cm" svg:x="16.7cm" svg:y="21.6cm">
          <text:p text:style-name="P1"><text:span text:style-name="T2">Evaluation</text:span><text:span text:style-name="T2"><text:line-break/></text:span><text:span text:style-name="T2">resul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1cm" svg:y1="21.1cm" svg:x2="5.2cm" svg:y2="21.1cm" draw:start-shape="id15" draw:start-glue-point="1" draw:end-shape="id16" draw:end-glue-point="3" svg:d="m4100 21100h1100" svg:viewBox="0 0 1101 1">
          <text:p/>
        </draw:connector>
        <draw:connector draw:style-name="gr2" draw:text-style-name="P1" draw:layer="layout" svg:x1="4.1cm" svg:y1="23.1cm" svg:x2="5.2cm" svg:y2="23.1cm" draw:start-shape="id17" draw:start-glue-point="1" draw:end-shape="id18" draw:end-glue-point="3" svg:d="m4100 23100h1100" svg:viewBox="0 0 1101 1">
          <text:p/>
        </draw:connector>
        <draw:connector draw:style-name="gr2" draw:text-style-name="P1" draw:layer="layout" svg:x1="7.8cm" svg:y1="21.1cm" svg:x2="12.9cm" svg:y2="21.1cm" draw:start-shape="id16" draw:start-glue-point="1" draw:end-shape="id19" draw:end-glue-point="3" svg:d="m7800 21100h5100" svg:viewBox="0 0 5101 1">
          <text:p/>
        </draw:connector>
        <draw:connector draw:style-name="gr2" draw:text-style-name="P1" draw:layer="layout" svg:x1="7.8cm" svg:y1="23.1cm" svg:x2="12.9cm" svg:y2="23.1cm" draw:start-shape="id18" draw:start-glue-point="1" draw:end-shape="id20" draw:end-glue-point="3" svg:d="m7800 23100h5100" svg:viewBox="0 0 5101 1">
          <text:p/>
        </draw:connector>
        <draw:connector draw:style-name="gr2" draw:text-style-name="P1" draw:layer="layout" svg:x1="14.2cm" svg:y1="21.6cm" svg:x2="14.2cm" svg:y2="22.6cm" draw:start-shape="id19" draw:start-glue-point="2" draw:end-shape="id20" draw:end-glue-point="0" svg:d="m14200 21600v1000" svg:viewBox="0 0 1 1001">
          <text:p/>
        </draw:connector>
        <draw:connector draw:style-name="gr2" draw:text-style-name="P1" draw:layer="layout" svg:x1="15.5cm" svg:y1="23.1cm" svg:x2="16.7cm" svg:y2="22.1cm" draw:start-shape="id20" draw:start-glue-point="1" draw:end-shape="id21" draw:end-glue-point="3" svg:d="m15500 23100h600v-1000h600" svg:viewBox="0 0 1201 1001">
          <text:p/>
        </draw:connector>
        <draw:connector draw:style-name="gr2" draw:text-style-name="P1" draw:layer="layout" svg:x1="11.1cm" svg:y1="22.1cm" svg:x2="12.9cm" svg:y2="21.1cm" draw:start-shape="id22" draw:start-glue-point="1" draw:end-shape="id19" draw:end-glue-point="3" svg:d="m11100 22100h900v-1000h900" svg:viewBox="0 0 1801 1001">
          <text:p/>
        </draw:connector>
        <draw:connector draw:style-name="gr2" draw:text-style-name="P1" draw:layer="layout" svg:x1="11.1cm" svg:y1="22.1cm" svg:x2="12.9cm" svg:y2="23.1cm" draw:start-shape="id22" draw:start-glue-point="1" draw:end-shape="id20" draw:end-glue-point="3" svg:d="m11100 22100h900v1000h900" svg:viewBox="0 0 18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80808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264360 </meta:initial-creator>
    <meta:creation-date>2014-05-02T09:48:40.949565597</meta:creation-date>
    <dc:date>2014-05-05T18:22:15</dc:date>
    <dc:creator>Kilian Evang</dc:creator>
    <meta:editing-duration>PT2M39S</meta:editing-duration>
    <meta:editing-cycles>3</meta:editing-cycles>
    <meta:generator>LibreOffice/3.5$Linux_x86 LibreOffice_project/350m1$Build-2</meta:generator>
    <meta:document-statistic meta:object-count="44"/>
  </office:meta>
</office:document-meta>
</file>